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6" style:family="table-cell" style:parent-style-name="Default">
      <style:table-cell-properties fo:background-color="transparent" fo:border="0.74pt solid #000000"/>
      <style:paragraph-properties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000000" style:font-name="Aptos" fo:font-size="10pt" fo:font-style="normal" fo:font-weight="normal" style:font-name-asian="Aptos" style:font-size-asian="10pt" style:font-name-complex="Aptos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000000" style:font-name="Aptos" fo:font-size="10pt" fo:font-style="normal" fo:font-weight="bold" style:font-name-asian="Aptos" style:font-size-asian="10pt" style:font-name-complex="Aptos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ff0000" style:font-name="Aptos" fo:font-size="10pt" fo:font-style="normal" fo:font-weight="bold" style:font-name-asian="Aptos" style:font-size-asian="10pt" style:font-name-complex="Aptos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8" style:family="table-cell" style:parent-style-name="Default">
      <style:table-cell-properties fo:background-color="#eeece1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1" style:family="table-cell" style:parent-style-name="Default">
      <style:table-cell-properties fo:background-color="#eeece1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T1" style:family="text">
      <style:text-properties fo:color="#ff0000" style:font-name="F" fo:font-size="10pt" fo:font-weight="bold" style:text-underline-style="none" style:text-underline-color="font-color"/>
    </style:style>
    <style:style style:name="T2" style:family="text">
      <style:text-properties fo:color="#ff0000" style:font-name="F" fo:font-size="10pt" fo:font-weight="bold" style:text-underline-style="none" style:text-underline-color="font-color" fo:font-style="italic"/>
    </style:style>
    <style:style style:name="T3" style:family="text">
      <style:text-properties style:font-name="F" fo:font-size="10pt" fo:font-weight="bold" style:text-underline-style="none" style:text-underline-color="font-color" fo:font-style="normal"/>
    </style:style>
  </office:automatic-styles>
  <office:body>
    <office:spreadsheet>
      <table:table table:name="Overtime" table:style-name="ta1">
        <table:table-column table:style-name="co1" table:default-cell-style-name="ce4"/>
        <table:table-column table:style-name="co2" table:number-columns-repeated="5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number-columns-repeated="7" table:default-cell-style-name="ce4"/>
        <table:table-column table:style-name="co4" table:default-cell-style-name="ce4"/>
        <table:table-column table:style-name="co3" table:number-columns-repeated="997" table:default-cell-style-name="ce4"/>
        <table:table-column table:style-name="co5" table:number-columns-repeated="8" table:default-cell-style-name="ce4"/>
        <table:table-column table:style-name="co5" table:number-columns-repeated="295" table:default-cell-style-name="Default"/>
        <table:table-column table:style-name="co6" table:number-columns-repeated="15063" table:default-cell-style-name="Default"/>
        <table:table-column table:style-name="co7" table:default-cell-style-name="Default"/>
        <table:table-row table:style-name="ro1">
          <table:table-cell table:style-name="ce6"/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9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meal_threshold</text:p>
          </table:table-cell>
          <table:table-cell table:style-name="ce10" office:value-type="float" office:value="6" calcext:value-type="float">
            <text:p>6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2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2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.5" calcext:value-type="float">
            <text:p>3.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.5" calcext:value-type="float">
            <text:p>3.5</text:p>
          </table:table-cell>
          <table:table-cell table:style-name="ce12" office:value-type="float" office:value="3.5" calcext:value-type="float">
            <text:p>3.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.5" calcext:value-type="float">
            <text:p>3.5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due_hour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bank_from (prelevo)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bank_to (aggiungo)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day_shift_hour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night_shift_hours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on_call_hours</text:p>
          </table:table-cell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10"/>
          <table:table-cell table:style-name="ce11"/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travel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holiday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leave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rest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ick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n. prot.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546456456" calcext:value-type="float">
            <text:p>546456456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pecial_leave_reason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 office:value-type="string" calcext:value-type="string">
            <text:p>L. 104</text:p>
          </table:table-cell>
          <table:table-cell table:style-name="ce10"/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pecial_leave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fulfilled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7" office:value-type="string" calcext:value-type="string">
            <text:p>F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2">
          <table:table-cell/>
          <table:table-cell table:style-name="ce15"/>
          <table:table-cell table:number-columns-repeated="4"/>
          <table:table-cell table:style-name="ce12"/>
          <table:table-cell table:number-columns-repeated="2"/>
          <table:table-cell table:style-name="ce15"/>
          <table:table-cell table:number-columns-repeated="2"/>
          <table:table-cell table:style-name="ce18"/>
          <table:table-cell table:number-columns-repeated="1012"/>
          <table:table-cell table:style-name="ce4" table:number-columns-repeated="12"/>
          <table:table-cell table:number-columns-repeated="15347"/>
        </table:table-row>
        <table:table-row table:style-name="ro3">
          <table:table-cell table:style-name="ce6"/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19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Ordinari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1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Notturne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Straordinarie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Reperibilità</text:p>
          </table:table-cell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10"/>
          <table:table-cell table:style-name="ce11"/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2" office:value-type="string" calcext:value-type="string">
            <text:p>Riposo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Ferie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Permessi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5">
          <table:table-cell table:style-name="ce23" office:value-type="string" calcext:value-type="string">
            <text:p><text:span text:style-name="T1">Permessi Speciali </text:span><text:span text:style-name="T2">reason (L. 104)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5">
          <table:table-cell table:style-name="ce23" office:value-type="string" calcext:value-type="string">
            <text:p><text:span text:style-name="T1">Malattie </text:span><text:span text:style-name="T2">n. prot 546456456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Buoni pasto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6">
          <table:table-cell table:number-columns-repeated="1025"/>
          <table:table-cell table:style-name="ce4" table:number-columns-repeated="12"/>
          <table:table-cell table:number-columns-repeated="15347"/>
        </table:table-row>
        <table:table-row table:style-name="ro6" table:number-rows-repeated="3">
          <table:table-cell table:number-columns-repeated="16384"/>
        </table:table-row>
        <table:table-row table:style-name="ro2" table:number-rows-repeated="30">
          <table:table-cell table:number-columns-repeated="1024"/>
          <table:table-cell table:style-name="Default"/>
          <table:table-cell table:number-columns-repeated="15359"/>
        </table:table-row>
        <table:table-row table:style-name="ro2">
          <table:table-cell table:number-columns-repeated="1024"/>
          <table:table-cell table:style-name="Default"/>
          <table:table-cell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3T19:11:09.893302160</dc:date>
    <meta:editing-duration>PT2H24M5S</meta:editing-duration>
    <meta:editing-cycles>10</meta:editing-cycles>
    <meta:document-statistic meta:table-count="1" meta:cell-count="311" meta:object-count="0"/>
  </office:meta>
</office:document-meta>
</file>